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117.01pt"/>
    </style:style>
    <style:style style:name="co7" style:family="table-column">
      <style:table-column-properties fo:break-before="auto" style:column-width="458.7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129pt"/>
    </style:style>
    <style:style style:name="co11" style:family="table-column">
      <style:table-column-properties fo:break-before="auto" style:column-width="818.96pt"/>
    </style:style>
    <style:style style:name="co12" style:family="table-column">
      <style:table-column-properties fo:break-before="auto" style:column-width="78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648.99pt"/>
    </style:style>
    <style:style style:name="co16" style:family="table-column">
      <style:table-column-properties fo:break-before="auto" style:column-width="122.51pt"/>
    </style:style>
    <style:style style:name="co17" style:family="table-column">
      <style:table-column-properties fo:break-before="auto" style:column-width="531.5pt"/>
    </style:style>
    <style:style style:name="co18" style:family="table-column">
      <style:table-column-properties fo:break-before="auto" style:column-width="100.4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389.99pt"/>
    </style:style>
    <style:style style:name="co21" style:family="table-column">
      <style:table-column-properties fo:break-before="auto" style:column-width="76pt"/>
    </style:style>
    <style:style style:name="co22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table:formula="of:=1369/37"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ug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7" calcext:value-type="float">
            <text:p>165.5265644917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6" calcext:value-type="float">
            <text:p>431.4202636976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2" calcext:value-type="float">
            <text:p>89.85316358147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3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2" calcext:value-type="float">
            <text:p>76.8529365822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2" calcext:value-type="float">
            <text:p>54.1081081081082</text:p>
          </table:table-cell>
          <table:table-cell table:formula="of:=(([Ass.F4] * [Ass.C5]) + [.C19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7" calcext:value-type="float">
            <text:p>162.1323094773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213" calcext:value-type="float">
            <text:p>87.99523267892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19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1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0]*[.C21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4"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8" calcext:value-type="float">
            <text:p>57.22972972972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5" calcext:value-type="float">
            <text:p>89.75962837837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5" calcext:value-type="float">
            <text:p>70.48104551920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2" calcext:value-type="float">
            <text:p>79.0519519519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8" calcext:value-type="float">
            <text:p>352.9802157526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2" calcext:value-type="float">
            <text:p>794.2054854434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3" calcext:value-type="float">
            <text:p>4062.09276251873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4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5" calcext:value-type="float">
            <text:p>235.6263510483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9" calcext:value-type="float">
            <text:p>4089.16488879869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5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6.222222222222" calcext:value-type="float">
            <text:p>156.2222222222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7.515063070987" calcext:value-type="float">
            <text:p>207.5150630709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1.400604610768" calcext:value-type="float">
            <text:p>161.4006046107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783121315919" calcext:value-type="float">
            <text:p>269.7831213159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7.036797667668" calcext:value-type="float">
            <text:p>167.0367976676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426644149097" calcext:value-type="float">
            <text:p>104.4266441490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9.1716876903291" calcext:value-type="float">
            <text:p>69.171687690329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5.0957567627" calcext:value-type="float">
            <text:p>105.095756762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757531535494" calcext:value-type="float">
            <text:p>103.7575315354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568542943719" calcext:value-type="float">
            <text:p>137.5685429437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89.48774536786" calcext:value-type="float">
            <text:p>3989.48774536786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6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6:46:47.988038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  <style:master-page style:name="mp5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1-30T07:52:02.125501558</dc:date>
    <meta:editing-cycles>24</meta:editing-cycles>
    <meta:editing-duration>PT2H21M8S</meta:editing-duration>
    <meta:document-statistic meta:table-count="6" meta:cell-count="445" meta:object-count="0"/>
  </office:meta>
</office:document-meta>
</file>